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concepteurs de normes : membres des cabinets ministériels et les administrations.</text:p>
      <text:p><text:line-break/><text:line-break/></text:p>
      <text:p>Laurent, membre du cabinet du Ministre de l'énergie, doit rédiger un arrêté du Gouvernement wallon relatif à l'octroi d'une prime à l'isolation. Il peut télécharger le canevas typ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09:11:29</dc:date>
    <dc:language>en-US</dc:language>
    <meta:editing-cycles>16</meta:editing-cycles>
    <meta:editing-duration>PT1H54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0" meta:character-count="50"/>
  </office:meta>
</office:document-meta>
</file>